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AF000000F93C62522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end="" draw:marker-end-width="0.3cm" draw:fill="none" draw:textarea-vertical-align="middle"/>
    </style:style>
    <style:style style:name="gr10"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3.302cm" svg:height="3.556cm" svg:x="7.112cm" svg:y="8.128cm">
          <text:p text:style-name="P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 draw:text-style-name="P1" draw:layer="layout" svg:width="2.794cm" svg:height="3.556cm" svg:x="13.462cm" svg:y="16.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2.794cm" svg:height="3.556cm" svg:x="13.462cm" svg:y="16.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2.794cm" svg:height="3.556cm" svg:x="14.732cm" svg:y="16.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2.794cm" svg:height="3.556cm" svg:x="16.51cm" svg:y="16.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1" draw:layer="layout" svg:width="1.497cm" svg:height="1.963cm" svg:x="15.494cm" svg:y="16.918cm">
            <draw:image xlink:href="Pictures/10000000000000AF000000F93C625227.png" xlink:type="simple" xlink:show="embed" xlink:actuate="onLoad">
              <text:p/>
            </draw:image>
          </draw:frame>
          <draw:frame draw:style-name="gr4" draw:text-style-name="P1" draw:layer="layout" svg:width="5.713cm" svg:height="0.963cm" svg:x="13.591cm" svg:y="18.95cm">
            <draw:text-box>
              <text:p text:style-name="P1">Zookeeper Cluster</text:p>
            </draw:text-box>
          </draw:frame>
        </draw:g>
        <draw:custom-shape draw:style-name="gr1" draw:text-style-name="P1" draw:layer="layout" svg:width="3.302cm" svg:height="2.286cm" svg:x="7.112cm" svg:y="4.572cm">
          <text:p text:style-name="P1">nginx</text:p>
          <draw:enhanced-geometry svg:viewBox="0 0 21600 21600" draw:type="rectangle" draw:enhanced-path="M 0 0 L 21600 0 21600 21600 0 21600 0 0 Z N"/>
        </draw:custom-shape>
        <draw:line draw:style-name="gr5" draw:text-style-name="P1" draw:layer="layout" svg:x1="1.524cm" svg:y1="6.642cm" svg:x2="7.112cm" svg:y2="6.642cm">
          <text:p/>
        </draw:line>
        <draw:frame draw:style-name="gr6" draw:text-style-name="P2" draw:layer="layout" svg:width="5.334cm" svg:height="0.725cm" svg:x="1.77cm" svg:y="5.772cm">
          <draw:text-box>
            <text:p text:style-name="P2"><text:span text:style-name="T1">REST HTTPS</text:span></text:p>
          </draw:text-box>
        </draw:frame>
        <draw:line draw:style-name="gr5" draw:text-style-name="P1" draw:layer="layout" svg:x1="1.524cm" svg:y1="4.942cm" svg:x2="7.112cm" svg:y2="4.942cm">
          <text:p/>
        </draw:line>
        <draw:frame draw:style-name="gr6" draw:text-style-name="P2" draw:layer="layout" svg:width="5.334cm" svg:height="0.725cm" svg:x="1.77cm" svg:y="4.172cm">
          <draw:text-box>
            <text:p text:style-name="P2"><text:span text:style-name="T1">Web Application HTTPS</text:span></text:p>
          </draw:text-box>
        </draw:frame>
        <draw:custom-shape draw:style-name="gr2" draw:text-style-name="P1" draw:layer="layout" svg:width="4.572cm" svg:height="3.048cm" svg:x="12.576cm" svg:y="6.742cm">
          <text:p/>
          <draw:enhanced-geometry svg:viewBox="0 0 21600 21600" draw:type="rectangle" draw:enhanced-path="M 0 0 L 21600 0 21600 21600 0 21600 0 0 Z N"/>
        </draw:custom-shape>
        <draw:custom-shape draw:style-name="gr1" draw:text-style-name="P1" draw:layer="layout" svg:width="4.572cm" svg:height="3.048cm" svg:x="12.576cm" svg:y="6.742cm">
          <text:p text:style-name="P1">REST Service</text:p>
          <draw:enhanced-geometry svg:viewBox="0 0 21600 21600" draw:type="rectangle" draw:enhanced-path="M 0 0 L 21600 0 21600 21600 0 21600 0 0 Z N"/>
        </draw:custom-shape>
        <draw:custom-shape draw:style-name="gr1" draw:text-style-name="P1" draw:layer="layout" svg:width="4.572cm" svg:height="3.048cm" svg:x="12.776cm" svg:y="7.042cm">
          <text:p text:style-name="P1">REST Service</text:p>
          <draw:enhanced-geometry svg:viewBox="0 0 21600 21600" draw:type="rectangle" draw:enhanced-path="M 0 0 L 21600 0 21600 21600 0 21600 0 0 Z N"/>
        </draw:custom-shape>
        <draw:custom-shape draw:style-name="gr1" draw:text-style-name="P1" draw:layer="layout" svg:width="4.572cm" svg:height="3.048cm" svg:x="13.076cm" svg:y="7.342cm">
          <text:p text:style-name="P1">REST Service</text:p>
          <draw:enhanced-geometry svg:viewBox="0 0 21600 21600" draw:type="rectangle" draw:enhanced-path="M 0 0 L 21600 0 21600 21600 0 21600 0 0 Z N"/>
        </draw:custom-shape>
        <draw:custom-shape draw:style-name="gr1" draw:text-style-name="P1" draw:layer="layout" svg:width="4.572cm" svg:height="3.048cm" svg:x="12.376cm" svg:y="1.042cm">
          <text:p text:style-name="P1">Web Application</text:p>
          <draw:enhanced-geometry svg:viewBox="0 0 21600 21600" draw:type="rectangle" draw:enhanced-path="M 0 0 L 21600 0 21600 21600 0 21600 0 0 Z N"/>
        </draw:custom-shape>
        <draw:line draw:style-name="gr5" draw:text-style-name="P1" draw:layer="layout" svg:x1="10.414cm" svg:y1="4.826cm" svg:x2="12.376cm" svg:y2="2.286cm">
          <text:p/>
        </draw:line>
        <draw:line draw:style-name="gr5" draw:text-style-name="P1" draw:layer="layout" svg:x1="10.414cm" svg:y1="5.842cm" svg:x2="12.576cm" svg:y2="7.874cm">
          <text:p/>
        </draw:line>
        <draw:line draw:style-name="gr5" draw:text-style-name="P1" draw:layer="layout" svg:x1="14.986cm" svg:y1="4.09cm" svg:x2="14.986cm" svg:y2="7.042cm">
          <text:p/>
        </draw:line>
        <draw:custom-shape draw:style-name="gr7" draw:text-style-name="P1" draw:layer="layout" svg:width="7.112cm" svg:height="4.826cm" svg:x="18.542cm" svg:y="1.524cm">
          <text:p text:style-name="P1">FutureGrid Cloud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3" draw:layer="layout" svg:x1="16.948cm" svg:y1="2.286cm" svg:x2="19.304cm" svg:y2="3.048cm">
          <text:p/>
        </draw:line>
        <draw:line draw:style-name="gr9" draw:text-style-name="P3" draw:layer="layout" svg:x1="10.414cm" svg:y1="9.906cm" svg:x2="13.076cm" svg:y2="9.398cm">
          <text:p/>
        </draw:line>
        <draw:custom-shape draw:style-name="gr1" draw:text-style-name="P1" draw:layer="layout" svg:width="3.81cm" svg:height="1.778cm" svg:x="13.716cm" svg:y="12.192cm">
          <text:p text:style-name="P1">RabbitMQ</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line draw:style-name="gr8" draw:text-style-name="P3" draw:layer="layout" svg:x1="15.24cm" svg:y1="10.39cm" svg:x2="15.24cm" svg:y2="12.192cm">
          <text:p/>
        </draw:line>
        <draw:custom-shape draw:style-name="gr1" draw:text-style-name="P1" draw:layer="layout" svg:width="4.572cm" svg:height="3.048cm" svg:x="20.32cm" svg:y="11.684cm">
          <text:p text:style-name="P1">EPUM</text:p>
          <draw:enhanced-geometry svg:viewBox="0 0 21600 21600" draw:type="rectangle" draw:enhanced-path="M 0 0 L 21600 0 21600 21600 0 21600 0 0 Z N"/>
        </draw:custom-shape>
        <draw:custom-shape draw:style-name="gr1" draw:text-style-name="P1" draw:layer="layout" svg:width="4.572cm" svg:height="3.048cm" svg:x="18.936cm" svg:y="7.62cm">
          <text:p text:style-name="P1">Provisioner</text:p>
          <draw:enhanced-geometry svg:viewBox="0 0 21600 21600" draw:type="rectangle" draw:enhanced-path="M 0 0 L 21600 0 21600 21600 0 21600 0 0 Z N"/>
        </draw:custom-shape>
        <draw:custom-shape draw:style-name="gr1" draw:text-style-name="P1" draw:layer="layout" svg:width="4.572cm" svg:height="3.048cm" svg:x="7.62cm" svg:y="12.954cm">
          <text:p text:style-name="P1">DTRS</text:p>
          <draw:enhanced-geometry svg:viewBox="0 0 21600 21600" draw:type="rectangle" draw:enhanced-path="M 0 0 L 21600 0 21600 21600 0 21600 0 0 Z N"/>
        </draw:custom-shape>
        <draw:line draw:style-name="gr5" draw:text-style-name="P1" draw:layer="layout" svg:x1="17.526cm" svg:y1="12.954cm" svg:x2="20.32cm" svg:y2="12.954cm">
          <text:p/>
        </draw:line>
        <draw:line draw:style-name="gr5" draw:text-style-name="P1" draw:layer="layout" svg:x1="17.272cm" svg:y1="12.446cm" svg:x2="18.936cm" svg:y2="9.652cm">
          <text:p/>
        </draw:line>
        <draw:line draw:style-name="gr5" draw:text-style-name="P1" draw:layer="layout" svg:x1="13.716cm" svg:y1="13.208cm" svg:x2="11.938cm" svg:y2="14.478cm">
          <text:p/>
        </draw:line>
        <draw:line draw:style-name="gr5" draw:text-style-name="P1" draw:layer="layout" svg:x1="20.32cm" svg:y1="10.668cm" svg:x2="16.002cm" svg:y2="16.51cm">
          <text:p/>
        </draw:line>
        <draw:line draw:style-name="gr5" draw:text-style-name="P1" draw:layer="layout" svg:x1="20.828cm" svg:y1="14.732cm" svg:x2="17.526cm" svg:y2="16.51cm">
          <text:p/>
        </draw:line>
        <draw:line draw:style-name="gr5" draw:text-style-name="P1" draw:layer="layout" svg:x1="21.336cm" svg:y1="7.62cm" svg:x2="21.844cm" svg:y2="6.096cm">
          <text:p/>
        </draw:line>
        <draw:line draw:style-name="gr5" draw:text-style-name="P1" draw:layer="layout" svg:x1="11.43cm" svg:y1="16.002cm" svg:x2="13.716cm" svg:y2="17.526cm">
          <text:p/>
        </draw:line>
        <presentation:notes draw:style-name="dp2">
          <draw:page-thumbnail draw:style-name="gr10"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hn Bresnahan</meta:initial-creator>
    <meta:creation-date>2012-06-04T16:17:34</meta:creation-date>
    <meta:editing-duration>PT23M38S</meta:editing-duration>
    <meta:editing-cycles>5</meta:editing-cycles>
    <dc:date>2012-06-04T16:40:30</dc:date>
    <dc:creator>John Bresnahan</dc:creator>
    <meta:generator>LibreOffice/3.4$Linux LibreOffice_project/340m1$Build-402</meta:generator>
    <meta:document-statistic meta:object-count="59"/>
  </office:meta>
</office:document-meta>
</file>